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, Arial, sans-serif"/>
    <style:font-face style:name="arial" svg:font-family="arial, 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ece8" officeooo:paragraph-rsid="0015ece8"/>
    </style:style>
    <style:style style:name="P2" style:family="paragraph" style:parent-style-name="Standard">
      <style:text-properties officeooo:rsid="0015ece8" officeooo:paragraph-rsid="001b6e02"/>
    </style:style>
    <style:style style:name="P3" style:family="paragraph" style:parent-style-name="Standard">
      <style:text-properties officeooo:paragraph-rsid="001b4450"/>
    </style:style>
    <style:style style:name="P4" style:family="paragraph" style:parent-style-name="Standard">
      <style:text-properties fo:color="#000000" fo:font-size="12pt" officeooo:rsid="0015ece8" officeooo:paragraph-rsid="00197528" style:font-size-asian="12pt" style:font-size-complex="12pt"/>
    </style:style>
    <style:style style:name="P5" style:family="paragraph" style:parent-style-name="Standard">
      <style:text-properties fo:color="#000000" fo:font-size="12pt" officeooo:paragraph-rsid="001b4450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paragraph-rsid="001b4450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15ece8" officeooo:paragraph-rsid="0015ece8" style:font-size-asian="12pt" style:font-size-complex="12pt"/>
    </style:style>
    <style:style style:name="P8" style:family="paragraph" style:parent-style-name="Standard">
      <style:text-properties officeooo:rsid="001f48b3" officeooo:paragraph-rsid="001f48b3"/>
    </style:style>
    <style:style style:name="T1" style:family="text">
      <style:text-properties officeooo:rsid="0015ece8"/>
    </style:style>
    <style:style style:name="T2" style:family="text">
      <style:text-properties officeooo:rsid="001b2ff2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1b2ff2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officeooo:rsid="001b2ff2" style:font-weight-asian="normal" style:font-weight-complex="normal"/>
    </style:style>
    <style:style style:name="T5" style:family="text">
      <style:text-properties fo:font-variant="normal" fo:text-transform="none" fo:color="#222222" style:font-name="Liberation Serif1" fo:font-size="12pt" fo:letter-spacing="normal" fo:font-style="normal" fo:font-weight="normal" officeooo:rsid="001b2ff2" style:font-weight-asian="normal" style:font-weight-complex="normal"/>
    </style:style>
    <style:style style:name="T6" style:family="text">
      <style:text-properties fo:font-variant="normal" fo:text-transform="none" fo:color="#222222" style:font-name="Liberation Serif1" fo:font-size="12pt" fo:letter-spacing="normal" fo:font-style="normal" fo:font-weight="normal" officeooo:rsid="001b4450" style:font-weight-asian="normal" style:font-weight-complex="normal"/>
    </style:style>
    <style:style style:name="T7" style:family="text">
      <style:text-properties fo:font-variant="normal" fo:text-transform="none" fo:color="#222222" style:font-name="Liberation Serif1" fo:font-size="12pt" fo:letter-spacing="normal" fo:font-style="normal" fo:font-weight="normal" officeooo:rsid="001ef2f1" style:font-weight-asian="normal" style:font-weight-complex="normal"/>
    </style:style>
    <style:style style:name="T8" style:family="text">
      <style:text-properties fo:font-variant="normal" fo:text-transform="none" style:font-name="Liberation Serif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style:font-name="Liberation Serif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letter-spacing="normal" fo:font-style="normal" fo:font-weight="normal" officeooo:rsid="001b4450"/>
    </style:style>
    <style:style style:name="T11" style:family="text">
      <style:text-properties officeooo:rsid="001b4450"/>
    </style:style>
    <style:style style:name="T12" style:family="text">
      <style:text-properties officeooo:rsid="001ef2f1"/>
    </style:style>
    <style:style style:name="T13" style:family="text">
      <style:text-properties officeooo:rsid="001f4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iwia </text:p>
      <text:p text:style-name="P1"/>
      <text:p text:style-name="P8">Osoba odpowiedzialna za wygląd wizualny Prosecco vana na evencie. Dokłada starań, aby wyglądał on tak samo pięknie i nietuzinkowo jak miejsce w którym przebywa.</text:p>
      <text:p text:style-name="P1"/>
      <text:p text:style-name="P1"/>
      <text:p text:style-name="P1">Mateusz</text:p>
      <text:p text:style-name="P1"/>
      <text:p text:style-name="P2"><text:span text:style-name="T13">Student Politechniki Lubelskiej</text:span> <text:span text:style-name="T12">który jest autorem projektu, sprowadził skuter, zamontował nalewaki i we współpracy z lubelskim sztuk mistrzem stworzył bar w stylu prowansalskim, z którego może polewać schłodzone wino.</text:span></text:p>
      <text:p text:style-name="P1"/>
      <text:p text:style-name="P1"/>
      <text:p text:style-name="P1">Dekorujemy</text:p>
      <text:p text:style-name="P1"/>
      <text:p text:style-name="P5"><text:span text:style-name="T1">Sprawimy, że bąbelek idealnie wkomponuje się w klimat imprezy, tak by w tworzył pełną harmonie z miejscem oraz tworzył oryginalny charakter całości.</text:span><text:span text:style-name="T8"> </text:span><text:span text:style-name="T9">Przygotowujemy dekoracje lub aranżujemy małą strefę relaksu. </text:span></text:p>
      <text:p text:style-name="P4"/>
      <text:p text:style-name="P1"/>
      <text:p text:style-name="P1">Serwujemy</text:p>
      <text:p text:style-name="P1"/>
      <text:p text:style-name="P3"><text:span text:style-name="T2">Wino podajemy w najlepiej przystosowanej w temp. do tego czyli 6 </text:span><text:span text:style-name="T3">°</text:span><text:span text:style-name="T4">C</text:span><text:span text:style-name="T5">. </text:span><text:span text:style-name="T6">Wrażenie po zasmakowaniu</text:span><text:span text:style-name="T5"> prosecco pozostanie w pamięci na długo, a </text:span><text:span text:style-name="T7">orzeźwiający</text:span><text:span text:style-name="T6"> smak trafi w </text:span><text:span text:style-name="T7">każde</text:span><text:span text:style-name="T6"> gusta.</text:span></text:p>
      <text:p text:style-name="P1"/>
      <text:p text:style-name="P1"/>
      <text:p text:style-name="P1"><text:span text:style-name="T12">Dojeżdżamy</text:span> </text:p>
      <text:p text:style-name="P1"/>
      <text:p text:style-name="P6"><text:span text:style-name="T11">Oferujemy swoje usługi na terenie całej Polski, </text:span><text:span text:style-name="T10">ustawiamy Prosecco Vana w miejscu przed rozpoczęciem Twojej imprezy w dogodnym czasie dla klienta.</text:span></text:p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, Arial, sans-serif"/>
    <style:font-face style:name="arial" svg:font-family="arial, 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2:46:12.191000000</meta:creation-date>
    <dc:date>2019-01-07T15:09:10.760000000</dc:date>
    <meta:editing-duration>PT24M37S</meta:editing-duration>
    <meta:editing-cycles>2</meta:editing-cycles>
    <meta:generator>LibreOffice/5.4.3.2$Windows_x86 LibreOffice_project/92a7159f7e4af62137622921e809f8546db437e5</meta:generator>
    <meta:document-statistic meta:table-count="0" meta:image-count="0" meta:object-count="0" meta:page-count="1" meta:paragraph-count="10" meta:word-count="136" meta:character-count="952" meta:non-whitespace-character-count="823"/>
  </office:meta>
</office:document-meta>
</file>